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49d1" officeooo:paragraph-rsid="001d49d1"/>
    </style:style>
    <style:style style:name="P2" style:family="paragraph" style:parent-style-name="Standard">
      <style:paragraph-properties fo:text-align="start" style:justify-single-word="false"/>
      <style:text-properties officeooo:rsid="001d49d1" officeooo:paragraph-rsid="001d4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consultas</text:p>
      <text:p text:style-name="P1"/>
      <text:p text:style-name="P2">1. Mostrar todos los campos de 5 tablas de la base de datos sakila.</text:p>
      <text:p text:style-name="P2"/>
      <text:p text:style-name="P2">Respuest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01:36:07.493000000</meta:creation-date>
    <dc:date>2023-06-23T01:50:16.646000000</dc:date>
    <meta:editing-duration>PT14M9S</meta:editing-duration>
    <meta:editing-cycles>1</meta:editing-cycles>
    <meta:document-statistic meta:table-count="0" meta:image-count="0" meta:object-count="0" meta:page-count="1" meta:paragraph-count="3" meta:word-count="18" meta:character-count="96" meta:non-whitespace-character-count="81"/>
    <meta:generator>LibreOffice/7.5.3.2$Windows_X86_64 LibreOffice_project/9f56dff12ba03b9acd7730a5a481eea045e468f3</meta:generator>
  </office:meta>
</office:document-meta>
</file>